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32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x,y,n)</text:p>
          </table:table-cell>
          <table:table-cell office:value-type="string" calcext:value-type="string">
            <text:p>x_final</text:p>
          </table:table-cell>
          <table:table-cell office:value-type="string" calcext:value-type="string">
            <text:p>y_final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 office:value-type="string" calcext:value-type="string">
            <text:p>(0.1, 0.1, 0.01)</text:p>
          </table:table-cell>
          <table:table-cell office:value-type="float" office:value="0.243804969365" calcext:value-type="float">
            <text:p>0.243804969365</text:p>
          </table:table-cell>
          <table:table-cell office:value-type="float" office:value="-0.237925821486" calcext:value-type="float">
            <text:p>-0.237925821486</text:p>
          </table:table-cell>
          <table:table-cell office:value-type="float" office:value="-1.87668723808" calcext:value-type="float">
            <text:p>-1.87668723808</text:p>
          </table:table-cell>
        </table:table-row>
        <table:table-row table:style-name="ro1">
          <table:table-cell office:value-type="string" calcext:value-type="string">
            <text:p>(0.1, 0.1, 0.1)</text:p>
          </table:table-cell>
          <table:table-cell office:value-type="float" office:value="0.348357019225" calcext:value-type="float">
            <text:p>0.348357019225</text:p>
          </table:table-cell>
          <table:table-cell office:value-type="float" office:value="-0.069582260188" calcext:value-type="float">
            <text:p>-0.069582260188</text:p>
          </table:table-cell>
          <table:table-cell office:value-type="float" office:value="-0.0446299777336" calcext:value-type="float">
            <text:p>-0.0446299777336</text:p>
          </table:table-cell>
        </table:table-row>
        <table:table-row table:style-name="ro1">
          <table:table-cell office:value-type="string" calcext:value-type="string">
            <text:p>(1, 1, 0.01)</text:p>
          </table:table-cell>
          <table:table-cell office:value-type="float" office:value="1.21807030131" calcext:value-type="float">
            <text:p>1.21807030131</text:p>
          </table:table-cell>
          <table:table-cell office:value-type="float" office:value="0.712811950602" calcext:value-type="float">
            <text:p>0.712811950602</text:p>
          </table:table-cell>
          <table:table-cell office:value-type="float" office:value="0.0851684974051" calcext:value-type="float">
            <text:p>0.0851684974051</text:p>
          </table:table-cell>
        </table:table-row>
        <table:table-row table:style-name="ro1">
          <table:table-cell office:value-type="string" calcext:value-type="string">
            <text:p>(1, 1, 0.1)</text:p>
          </table:table-cell>
          <table:table-cell office:value-type="float" office:value="0.198459835146" calcext:value-type="float">
            <text:p>0.198459835146</text:p>
          </table:table-cell>
          <table:table-cell office:value-type="float" office:value="0.457823614804" calcext:value-type="float">
            <text:p>0.457823614804</text:p>
          </table:table-cell>
          <table:table-cell office:value-type="float" office:value="0.489676970193" calcext:value-type="float">
            <text:p>0.489676970193</text:p>
          </table:table-cell>
        </table:table-row>
        <table:table-row table:style-name="ro1">
          <table:table-cell office:value-type="string" calcext:value-type="string">
            <text:p>(-0.5, -0.5, 0.01)</text:p>
          </table:table-cell>
          <table:table-cell office:value-type="float" office:value="-0.731377460414" calcext:value-type="float">
            <text:p>-0.731377460414</text:p>
          </table:table-cell>
          <table:table-cell office:value-type="float" office:value="-0.237855362902" calcext:value-type="float">
            <text:p>-0.237855362902</text:p>
          </table:table-cell>
          <table:table-cell office:value-type="float" office:value="-1.38905623599" calcext:value-type="float">
            <text:p>-1.38905623599</text:p>
          </table:table-cell>
        </table:table-row>
        <table:table-row table:style-name="ro1">
          <table:table-cell office:value-type="string" calcext:value-type="string">
            <text:p>(-0.5, -0.5, 0.1)</text:p>
          </table:table-cell>
          <table:table-cell office:value-type="float" office:value="0.591800710459" calcext:value-type="float">
            <text:p>0.591800710459</text:p>
          </table:table-cell>
          <table:table-cell office:value-type="float" office:value="-0.125032321141" calcext:value-type="float">
            <text:p>-0.125032321141</text:p>
          </table:table-cell>
          <table:table-cell office:value-type="float" office:value="-0.723177059966" calcext:value-type="float">
            <text:p>-0.723177059966</text:p>
          </table:table-cell>
        </table:table-row>
        <table:table-row table:style-name="ro1">
          <table:table-cell office:value-type="string" calcext:value-type="string">
            <text:p>(-1, -1, 0.01)</text:p>
          </table:table-cell>
          <table:table-cell office:value-type="float" office:value="-1.21807030131" calcext:value-type="float">
            <text:p>-1.21807030131</text:p>
          </table:table-cell>
          <table:table-cell office:value-type="float" office:value="-0.712811950602" calcext:value-type="float">
            <text:p>-0.712811950602</text:p>
          </table:table-cell>
          <table:table-cell office:value-type="float" office:value="0.0851684974051" calcext:value-type="float">
            <text:p>0.0851684974051</text:p>
          </table:table-cell>
        </table:table-row>
        <table:table-row table:style-name="ro1">
          <table:table-cell office:value-type="string" calcext:value-type="string">
            <text:p>(-1, -1, 0.1)</text:p>
          </table:table-cell>
          <table:table-cell office:value-type="float" office:value="-0.198459835146" calcext:value-type="float">
            <text:p>-0.198459835146</text:p>
          </table:table-cell>
          <table:table-cell office:value-type="float" office:value="-0.457823614804" calcext:value-type="float">
            <text:p>-0.457823614804</text:p>
          </table:table-cell>
          <table:table-cell office:value-type="float" office:value="0.489676970193" calcext:value-type="float">
            <text:p>0.489676970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0:39:11.810000000</meta:creation-date>
    <dc:date>2017-10-23T20:43:40.526000000</dc:date>
    <meta:editing-duration>PT4M29S</meta:editing-duration>
    <meta:editing-cycles>1</meta:editing-cycles>
    <meta:document-statistic meta:table-count="1" meta:cell-count="36" meta:object-count="0"/>
    <meta:generator>LibreOffice/5.2.0.4$Windows_x86 LibreOffice_project/066b007f5ebcc236395c7d282ba488bca6720265</meta:generator>
  </office:meta>
</office:document-meta>
</file>